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2" style:family="paragraph" style:parent-style-name="Heading_20_2">
      <style:text-properties fo:color="#000000" loext:opacity="100%" fo:background-color="transparent"/>
    </style:style>
    <style:style style:name="P3" style:family="paragraph" style:parent-style-name="Standard">
      <style:text-properties fo:color="#000000" loext:opacity="100%" fo:background-color="transparent"/>
    </style:style>
    <style:style style:name="P4" style:family="paragraph" style:parent-style-name="Standard">
      <loext:graphic-properties draw:fill="solid" draw:fill-color="#ffffff"/>
      <style:paragraph-properties fo:background-color="#ffffff" fo:padding="0cm" fo:border="none" style:shadow="none"/>
      <style:text-properties fo:color="#000000" loext:opacity="100%" style:font-name="Liberation Sans" fo:font-size="14pt" fo:background-color="transparent" style:font-size-asian="14pt" style:font-size-complex="14pt"/>
    </style:style>
    <style:style style:name="P5" style:family="paragraph" style:parent-style-name="Standard">
      <style:text-properties fo:color="#000000" loext:opacity="100%" fo:font-size="11pt" fo:background-color="transparent" style:font-size-asian="11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fo:color="#000000" loext:opacity="100%" fo:font-size="11pt" fo:background-color="transparent" style:font-size-asian="11pt" style:font-size-complex="11p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4335" fo:background-color="transparent"/>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ffa0" fo:background-color="transparent"/>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0cf16" fo:background-color="transparent"/>
    </style:style>
    <style:style style:name="P1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1">
      <style:paragraph-properties fo:margin-left="0cm" fo:margin-right="0cm" fo:orphans="2" fo:widows="2" fo:text-indent="0cm" style:auto-text-indent="false" fo:padding="0cm" fo:border="none"/>
    </style:style>
    <style:style style:name="P1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Text_20_body" style:list-style-name="L3">
      <style:paragraph-properties fo:margin-left="0cm" fo:margin-right="0cm" fo:orphans="2" fo:widows="2" fo:text-indent="0cm" style:auto-text-indent="false" fo:padding="0cm" fo:border="none"/>
    </style:style>
    <style:style style:name="P19"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11">
      <style:paragraph-properties fo:margin-left="0cm" fo:margin-right="0cm" fo:orphans="2" fo:widows="2" fo:text-indent="0cm" style:auto-text-indent="false" fo:padding="0cm" fo:border="none"/>
    </style:style>
    <style:style style:name="P21"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list-style-name="L12">
      <style:paragraph-properties fo:margin-left="0cm" fo:margin-right="0cm" fo:orphans="2" fo:widows="2" fo:text-indent="0cm" style:auto-text-indent="false" fo:padding="0cm" fo:border="none"/>
    </style:style>
    <style:style style:name="P23"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list-style-name="L13">
      <style:paragraph-properties fo:margin-left="0cm" fo:margin-right="0cm" fo:orphans="2" fo:widows="2" fo:text-indent="0cm" style:auto-text-indent="false" fo:padding="0cm" fo:border="none"/>
    </style:style>
    <style:style style:name="P25"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Text_20_body" style:list-style-name="L14">
      <style:paragraph-properties fo:margin-left="0cm" fo:margin-right="0cm" fo:orphans="2" fo:widows="2" fo:text-indent="0cm" style:auto-text-indent="false" fo:padding="0cm" fo:border="none"/>
    </style:style>
    <style:style style:name="P27" style:family="paragraph" style:parent-style-name="Text_20_body">
      <style:text-properties fo:color="#000000" loext:opacity="100%"/>
    </style:style>
    <style:style style:name="P2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0" style:family="paragraph" style:parent-style-name="Text_20_body">
      <style:text-properties fo:color="#000000" loext:opacity="100%" fo:background-color="transparent"/>
    </style:style>
    <style:style style:name="P3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2" style:family="paragraph" style:parent-style-name="Text_20_body" style:list-style-name="L4">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3" style:family="paragraph" style:parent-style-name="Text_20_body" style:list-style-name="L5">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4" style:family="paragraph" style:parent-style-name="Text_20_body" style:list-style-name="L6">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5" style:family="paragraph" style:parent-style-name="Text_20_body" style:list-style-name="L7">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6" style:family="paragraph" style:parent-style-name="Text_20_body" style:list-style-name="L8">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7" style:family="paragraph" style:parent-style-name="Text_20_body" style:list-style-name="L9">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8" style:family="paragraph" style:parent-style-name="Text_20_body" style:list-style-name="L10">
      <style:paragraph-properties fo:margin-left="0cm" fo:margin-right="0cm" fo:margin-top="0cm" fo:margin-bottom="0cm" style:contextual-spacing="false" style:line-height-at-least="0.82cm" fo:text-indent="0cm" style:auto-text-indent="false" fo:padding="0cm" fo:border="none"/>
    </style:style>
    <style:style style:name="P39" style:family="paragraph" style:parent-style-name="Text_20_body">
      <style:text-properties officeooo:paragraph-rsid="001413e3"/>
    </style:style>
    <style:style style:name="P40" style:family="paragraph" style:parent-style-name="Text_20_body">
      <style:text-properties fo:font-size="11pt" officeooo:paragraph-rsid="001413e3" style:font-size-asian="11pt" style:font-size-complex="11pt"/>
    </style:style>
    <style:style style:name="T1" style:family="text">
      <style:text-properties fo:font-style="normal" fo:font-weight="normal" style:font-style-asian="normal" style:font-weight-asian="normal"/>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5"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6"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7"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8"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9"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10"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11"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12" style:family="text">
      <style:text-properties fo:font-variant="normal" fo:text-transform="none" fo:color="#ffffff" loext:opacity="100%" style:font-name="Open sans" fo:font-size="13.5pt" fo:letter-spacing="normal" fo:font-style="normal" fo:font-weight="normal" fo:background-color="#272822" loext:char-shading-value="0" loext:padding="0cm" loext:border="none"/>
    </style:style>
    <style:style style:name="T13" style:family="text">
      <style:text-properties fo:font-variant="normal" fo:text-transform="none" fo:color="#ffffff" loext:opacity="100%" style:font-name="Open sans" fo:font-size="13.5pt" fo:letter-spacing="normal" fo:font-style="normal" fo:font-weight="normal" loext:padding="0cm" loext:border="none"/>
    </style:style>
    <style:style style:name="T14" style:family="text">
      <style:text-properties fo:font-variant="normal" fo:text-transform="none" fo:color="#0095dd" loext:opacity="100%" style:font-name="Source Serif Pro" fo:font-size="13.5pt" fo:letter-spacing="normal" fo:font-style="normal" fo:font-weight="normal" loext:padding="0cm" loext:border="none"/>
    </style:style>
    <style:style style:name="T15" style:family="text">
      <style:text-properties fo:font-variant="normal" fo:text-transform="none" fo:color="#000000" loext:opacity="100%" style:font-name="Source Serif Pro" fo:font-size="13.5pt" fo:letter-spacing="normal" fo:font-style="normal" fo:font-weight="normal"/>
    </style:style>
    <style:style style:name="T16" style:family="text">
      <style:text-properties fo:font-variant="normal" fo:text-transform="none" fo:color="#000000" loext:opacity="100%" style:font-name="Source Serif Pro" fo:font-size="13.5pt" fo:letter-spacing="normal" fo:font-style="normal" fo:font-weight="normal" loext:padding="0cm" loext:border="none"/>
    </style:style>
    <style:style style:name="T17"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8"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2" style:family="text">
      <style:text-properties fo:font-variant="normal" fo:text-transform="none" fo:color="#000000" loext:opacity="100%" fo:font-size="13.5pt" fo:letter-spacing="normal" fo:font-style="normal" fo:font-weight="bold" fo:background-color="transparent" loext:char-shading-value="0" loext:padding="0cm" loext:border="none"/>
    </style:style>
    <style:style style:name="T2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fo:font-size="13.5pt" fo:letter-spacing="normal" fo:font-style="normal" fo:font-weight="normal" officeooo:rsid="000fd669" fo:background-color="transparent" loext:char-shading-value="0" loext:padding="0cm" loext:border="none"/>
    </style:style>
    <style:style style:name="T25" style:family="text">
      <style:text-properties fo:font-variant="normal" fo:text-transform="none" fo:color="#000000" loext:opacity="100%" fo:font-size="11pt" fo:letter-spacing="normal" fo:font-style="normal" fo:font-weight="bold" fo:background-color="transparent" loext:char-shading-value="0" style:font-size-asian="11pt" style:font-size-complex="11pt" loext:padding="0cm" loext:border="none"/>
    </style:style>
    <style:style style:name="T26" style:family="text">
      <style:text-properties fo:font-variant="normal" fo:text-transform="none" fo:color="#000000" loext:opacity="100%" fo:font-size="11pt" fo:letter-spacing="normal" fo:font-style="normal" fo:font-weight="normal" fo:background-color="transparent" loext:char-shading-value="0" style:font-size-asian="11pt" style:font-size-complex="11pt" loext:padding="0cm" loext:border="none"/>
    </style:style>
    <style:style style:name="T27" style:family="text">
      <style:text-properties fo:font-variant="normal" fo:text-transform="none" fo:color="#000000" loext:opacity="100%" fo:font-size="11pt" fo:letter-spacing="normal" fo:font-style="normal" fo:font-weight="normal" officeooo:rsid="000fd669" fo:background-color="transparent" loext:char-shading-value="0" style:font-size-asian="11pt" style:font-size-complex="11pt" loext:padding="0cm" loext:border="none"/>
    </style:style>
    <style:style style:name="T28" style:family="text">
      <style:text-properties fo:font-variant="normal" fo:text-transform="none" style:font-name="Source Serif Pro" fo:font-size="13.5pt" fo:letter-spacing="normal" fo:font-style="normal" fo:font-weight="normal"/>
    </style:style>
    <style:style style:name="T29"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30"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31" style:family="text">
      <style:text-properties fo:font-variant="normal" fo:text-transform="none" style:font-name="Source Serif Pro" fo:font-size="13.5pt" fo:letter-spacing="normal" fo:font-style="normal" fo:font-weight="normal" fo:background-color="transparent" loext:char-shading-value="0"/>
    </style:style>
    <style:style style:name="T32"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33"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34"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35"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36"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37"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38" style:family="text">
      <style:text-properties fo:font-variant="normal" fo:text-transform="none" fo:color="#dddddd" loext:opacity="100%" fo:font-size="13.5pt" fo:letter-spacing="normal" fo:font-style="normal" fo:font-weight="normal" loext:padding="0cm" loext:border="none"/>
    </style:style>
    <style:style style:name="T39" style:family="text">
      <style:text-properties fo:font-variant="normal" fo:text-transform="none" style:font-name="Open sans" fo:font-size="13.5pt" fo:letter-spacing="normal" fo:font-style="normal" fo:font-weight="normal" loext:padding="0cm" loext:border="none"/>
    </style:style>
    <style:style style:name="T40" style:family="text">
      <style:text-properties fo:font-variant="normal" fo:text-transform="none" fo:font-size="13.5pt" fo:letter-spacing="normal" fo:font-style="normal" fo:font-weight="normal" loext:padding="0cm" loext:border="none"/>
    </style:style>
    <style:style style:name="T41" style:family="text">
      <style:text-properties fo:font-variant="normal" fo:text-transform="none" fo:font-size="13.5pt" fo:letter-spacing="normal" fo:font-style="normal" fo:font-weight="normal" fo:background-color="transparent" loext:char-shading-value="0" loext:padding="0cm" loext:border="none"/>
    </style:style>
    <style:style style:name="T42" style:family="text">
      <style:text-properties fo:color="#000000" loext:opacity="100%" style:font-name="Source Serif Pro" fo:font-size="13.5pt" loext:padding="0cm" loext:border="none"/>
    </style:style>
    <style:style style:name="T43" style:family="text">
      <style:text-properties fo:color="#000000" loext:opacity="100%" style:font-name="Source Serif Pro" fo:font-size="13.5pt" fo:background-color="transparent" loext:char-shading-value="0" loext:padding="0cm" loext:border="none"/>
    </style:style>
    <style:style style:name="T44" style:family="text">
      <style:text-properties fo:color="#000000" loext:opacity="100%" fo:background-color="transparent" loext:char-shading-value="0"/>
    </style:style>
    <style:style style:name="T45" style:family="text">
      <style:text-properties fo:color="#000000" loext:opacity="100%" style:font-name="Liberation Mono1" fo:font-size="10.5pt" fo:font-style="normal" fo:font-weight="normal" style:font-size-asian="10.5pt" style:font-style-asian="normal" style:font-weight-asian="normal"/>
    </style:style>
    <style:style style:name="T46" style:family="text">
      <style:text-properties fo:color="#000000" loext:opacity="100%" style:font-name="Liberation Mono1" fo:font-size="10pt" fo:font-style="normal" fo:font-weight="normal" style:font-size-asian="10pt" style:font-style-asian="normal" style:font-weight-asian="normal" style:font-size-complex="10pt"/>
    </style:style>
    <style:style style:name="T47" style:family="text">
      <style:text-properties fo:color="#000000" loext:opacity="100%" style:font-name="Liberation Mono1" fo:font-style="normal" fo:font-weight="normal" style:font-style-asian="normal" style:font-weight-asian="normal"/>
    </style:style>
    <style:style style:name="T48" style:family="text">
      <style:text-properties officeooo:rsid="000ceaf9"/>
    </style:style>
    <style:style style:name="T49" style:family="text">
      <style:text-properties fo:color="#080808" loext:opacity="100%" style:font-name="0" fo:font-size="10.5pt" style:font-size-asian="10.5pt"/>
    </style:style>
    <style:style style:name="T50" style:family="text">
      <style:text-properties fo:color="#080808" loext:opacity="100%" style:font-name="Liberation Mono1" fo:font-size="10.5pt" fo:font-style="normal" fo:font-weight="normal" style:font-size-asian="10.5pt" style:font-style-asian="normal" style:font-weight-asian="normal"/>
    </style:style>
    <style:style style:name="T51" style:family="text">
      <style:text-properties fo:color="#080808" loext:opacity="100%" style:font-name="Liberation Mono1" fo:font-size="10pt" fo:font-style="normal" fo:font-weight="normal" style:font-size-asian="10pt" style:font-style-asian="normal" style:font-weight-asian="normal" style:font-size-complex="10pt"/>
    </style:style>
    <style:style style:name="T52" style:family="text">
      <style:text-properties fo:color="#080808" loext:opacity="100%" style:font-name="Liberation Mono1" fo:font-style="normal" fo:font-weight="normal" style:font-style-asian="normal" style:font-weight-asian="normal"/>
    </style:style>
    <style:style style:name="T53" style:family="text">
      <style:text-properties fo:color="#080808" loext:opacity="100%" fo:font-size="10.5pt" style:font-size-asian="10.5pt"/>
    </style:style>
    <style:style style:name="T54" style:family="text">
      <style:text-properties fo:color="#080808" loext:opacity="100%" fo:font-size="10.5pt" fo:font-style="normal" fo:font-weight="normal" style:font-size-asian="10.5pt" style:font-style-asian="normal" style:font-weight-asian="normal"/>
    </style:style>
    <style:style style:name="T55" style:family="text">
      <style:text-properties fo:color="#080808" loext:opacity="100%" fo:font-style="normal" fo:font-weight="normal" style:font-style-asian="normal" style:font-weight-asian="normal"/>
    </style:style>
    <style:style style:name="T56" style:family="text">
      <style:text-properties fo:color="#080808" loext:opacity="100%" fo:font-size="13pt" fo:font-style="normal" fo:font-weight="normal" style:font-size-asian="13pt" style:font-style-asian="normal" style:font-weight-asian="normal" style:font-size-complex="13pt"/>
    </style:style>
    <style:style style:name="T57" style:family="text">
      <style:text-properties fo:color="#0033b3" loext:opacity="100%" style:font-name="Liberation Mono1" fo:font-size="10.5pt" fo:font-style="normal" fo:font-weight="normal" style:font-size-asian="10.5pt" style:font-style-asian="normal" style:font-weight-asian="normal"/>
    </style:style>
    <style:style style:name="T58" style:family="text">
      <style:text-properties fo:color="#0033b3" loext:opacity="100%" style:font-name="Liberation Mono1" fo:font-size="10pt" fo:font-style="normal" fo:font-weight="normal" style:font-size-asian="10pt" style:font-style-asian="normal" style:font-weight-asian="normal" style:font-size-complex="10pt"/>
    </style:style>
    <style:style style:name="T59" style:family="text">
      <style:text-properties fo:color="#0033b3" loext:opacity="100%" style:font-name="Liberation Mono1" fo:font-style="normal" fo:font-weight="normal" style:font-style-asian="normal" style:font-weight-asian="normal"/>
    </style:style>
    <style:style style:name="T60" style:family="text">
      <style:text-properties fo:color="#0033b3" loext:opacity="100%" fo:font-size="10.5pt" fo:font-style="normal" fo:font-weight="normal" style:font-size-asian="10.5pt" style:font-style-asian="normal" style:font-weight-asian="normal"/>
    </style:style>
    <style:style style:name="T61" style:family="text">
      <style:text-properties fo:color="#0033b3" loext:opacity="100%" fo:font-size="10.5pt" fo:font-style="normal" fo:font-weight="normal" officeooo:rsid="00112441" style:font-size-asian="10.5pt" style:font-style-asian="normal" style:font-weight-asian="normal"/>
    </style:style>
    <style:style style:name="T62" style:family="text">
      <style:text-properties fo:color="#0033b3" loext:opacity="100%" fo:font-style="normal" fo:font-weight="normal" officeooo:rsid="00112441" style:font-style-asian="normal" style:font-weight-asian="normal"/>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ize="13pt" fo:font-style="normal" fo:font-weight="normal" style:font-size-asian="13pt" style:font-style-asian="normal" style:font-weight-asian="normal" style:font-size-complex="13pt"/>
    </style:style>
    <style:style style:name="T65" style:family="text">
      <style:text-properties fo:color="#00627a" loext:opacity="100%" style:font-name="Liberation Mono1" fo:font-size="10.5pt" fo:font-style="normal" fo:font-weight="normal" style:font-size-asian="10.5pt" style:font-style-asian="normal" style:font-weight-asian="normal"/>
    </style:style>
    <style:style style:name="T66" style:family="text">
      <style:text-properties fo:color="#00627a" loext:opacity="100%" style:font-name="Liberation Mono1" fo:font-size="10pt" fo:font-style="normal" fo:font-weight="normal" style:font-size-asian="10pt" style:font-style-asian="normal" style:font-weight-asian="normal" style:font-size-complex="10pt"/>
    </style:style>
    <style:style style:name="T67" style:family="text">
      <style:text-properties fo:color="#00627a" loext:opacity="100%" style:font-name="Liberation Mono1" fo:font-style="normal" fo:font-weight="normal" style:font-style-asian="normal" style:font-weight-asian="normal"/>
    </style:style>
    <style:style style:name="T68" style:family="text">
      <style:text-properties fo:color="#00627a" loext:opacity="100%" fo:font-size="10.5pt" fo:font-style="normal" fo:font-weight="normal" style:font-size-asian="10.5pt" style:font-style-asian="normal" style:font-weight-asian="normal"/>
    </style:style>
    <style:style style:name="T69" style:family="text">
      <style:text-properties fo:color="#00627a" loext:opacity="100%" fo:font-style="normal" fo:font-weight="normal" style:font-style-asian="normal" style:font-weight-asian="normal"/>
    </style:style>
    <style:style style:name="T70" style:family="text">
      <style:text-properties fo:color="#00627a" loext:opacity="100%" fo:font-size="13pt" fo:font-style="normal" fo:font-weight="normal" style:font-size-asian="13pt" style:font-style-asian="normal" style:font-weight-asian="normal" style:font-size-complex="13pt"/>
    </style:style>
    <style:style style:name="T71" style:family="text">
      <style:text-properties style:font-name="Liberation Mono1" fo:font-size="10.5pt" fo:font-style="normal" fo:font-weight="normal" style:font-size-asian="10.5pt" style:font-style-asian="normal" style:font-weight-asian="normal"/>
    </style:style>
    <style:style style:name="T72" style:family="text">
      <style:text-properties fo:font-size="10.5pt" fo:font-style="normal" fo:font-weight="normal" style:font-size-asian="10.5pt" style:font-style-asian="normal" style:font-weight-asian="normal"/>
    </style:style>
    <style:style style:name="T73" style:family="text">
      <style:text-properties fo:font-size="13pt" style:font-size-asian="13pt" style:font-size-complex="13pt"/>
    </style:style>
    <style:style style:name="T74" style:family="text">
      <style:text-properties fo:font-size="13pt" fo:font-style="normal" fo:font-weight="normal" style:font-size-asian="13pt" style:font-style-asian="normal" style:font-weight-asian="normal" style:font-size-complex="13pt"/>
    </style:style>
    <style:style style:name="T75"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text:p>
      <text:p text:style-name="Text_20_body"/>
      <text:h text:style-name="Heading_20_2" text:outline-level="2">Programação reativa com Spring</text:h>
      <text:p text:style-name="P27"/>
      <text:p text:style-name="P7"><text:span text:style-name="T15">A </text:span><text:span text:style-name="Strong_20_Emphasis"><text:span text:style-name="T16">programação reativa</text:span></text:span><text:span text:style-name="T15"> é um paradigma de programação que trata </text:span><text:span text:style-name="Strong_20_Emphasis"><text:span text:style-name="T16">fluxos de dados</text:span></text:span><text:span text:style-name="T15"> e a </text:span><text:span text:style-name="Strong_20_Emphasis"><text:span text:style-name="T16">propagação de mudanças</text:span></text:span><text:span text:style-name="T15">. Em vez de executar instruções sequenciais, ela foca em reagir a eventos ou mudanças de estado. De acordo com o</text:span><text:span text:style-name="T2"> </text:span><text:a xlink:type="simple" xlink:href="https://www.reactivemanifesto.org/" office:target-frame-name="_blank" xlink:show="new" text:style-name="Internet_20_link" text:visited-style-name="Visited_20_Internet_20_Link"><text:span text:style-name="T14">Manifesto Reativo</text:span></text:a><text:span text:style-name="T2">,</text:span><text:span text:style-name="T15"> uma aplicação reativa deve ser: resiliente, elástica, responsiva e orientada à mensagem.</text:span></text:p>
      <text:p text:style-name="P9">Alguns conceitos fundamentais da programação reativa incluem:</text:p>
      <text:list xml:id="list1657985411" text:style-name="L1">
        <text:list-item>
          <text:p text:style-name="P15"><text:span text:style-name="Strong_20_Emphasis"><text:span text:style-name="T16">Fluxos de dados (</text:span></text:span><text:span text:style-name="Strong_20_Emphasis"><text:span text:style-name="Emphasis"><text:span text:style-name="T16">stream</text:span></text:span></text:span><text:span text:style-name="Strong_20_Emphasis"><text:span text:style-name="T16">):</text:span></text:span><text:span text:style-name="T15"> sequências de eventos ou valores que são observados e manipulados ao longo do tempo, suportando diversos operadores para se chegar a um resultado. Por exemplo: cliques do usuário, mensagens de uma fila ou alterações em uma base de dados.</text:span></text:p>
        </text:list-item>
        <text:list-item>
          <text:p text:style-name="P15"><text:span text:style-name="Strong_20_Emphasis"><text:span text:style-name="T16">Observáveis (</text:span></text:span><text:span text:style-name="Strong_20_Emphasis"><text:span text:style-name="Emphasis"><text:span text:style-name="T16">observable</text:span></text:span></text:span><text:span text:style-name="Strong_20_Emphasis"><text:span text:style-name="T16">):</text:span></text:span><text:span text:style-name="T15"> fontes de dados que podem ser observadas. Eles emitem eventos que os observadores podem escutar e reagir.</text:span></text:p>
        </text:list-item>
        <text:list-item>
          <text:p text:style-name="P15"><text:span text:style-name="Strong_20_Emphasis"><text:span text:style-name="T16">Observadores (</text:span></text:span><text:span text:style-name="Strong_20_Emphasis"><text:span text:style-name="Emphasis"><text:span text:style-name="T16">observer</text:span></text:span></text:span><text:span text:style-name="Strong_20_Emphasis"><text:span text:style-name="T16">):</text:span></text:span><text:span text:style-name="T15"> entidades que escutam eventos emitidos pelos observáveis e executam ações em resposta a esses eventos.</text:span></text:p>
        </text:list-item>
        <text:list-item>
          <text:p text:style-name="P15"><text:span text:style-name="Strong_20_Emphasis"><text:span text:style-name="T16">Operadores:</text:span></text:span><text:span text:style-name="T15"> funções que permitem transformar, combinar e filtrar fluxos de dados. Por exemplo:</text:span><text:span text:style-name="T21"> </text:span><text:span text:style-name="Source_20_Text"><text:span text:style-name="T20">map</text:span></text:span><text:span text:style-name="T21">, </text:span><text:span text:style-name="Source_20_Text"><text:span text:style-name="T20">filter</text:span></text:span><text:span text:style-name="T21">, </text:span><text:span text:style-name="Source_20_Text"><text:span text:style-name="T20">merge</text:span></text:span><text:span text:style-name="T21"> e </text:span><text:span text:style-name="Source_20_Text"><text:span text:style-name="T20">concat</text:span></text:span><text:span text:style-name="T15">.</text:span></text:p>
        </text:list-item>
        <text:list-item>
          <text:p text:style-name="P16"><text:span text:style-name="Strong_20_Emphasis"><text:span text:style-name="T16">Backpressure:</text:span></text:span><text:span text:style-name="T15"> maneira de lidar com fluxos de dados que produzem eventos mais rapidamente do que podem ser consumidos. Técnicas de backpressure ajudam a evitar sobrecarga e perda de dados.</text:span></text:p>
        </text:list-item>
      </text:list>
      <text:p text:style-name="P9">A programação reativa é especialmente útil em aplicativos que precisam lidar com muitos eventos ou requerem alta escalabilidade e desempenho, como sistemas de tempo real, aplicações web interativas e processamento de dados assíncrono.</text:p>
      <text:p text:style-name="P7"><text:span text:style-name="T15">O Spring Framework oferece um excelente conjunto de recursos para trabalhar com programação reativa, principalmente através do projeto </text:span><text:span text:style-name="Strong_20_Emphasis"><text:span text:style-name="T16">Spring WebFlux</text:span></text:span><text:span text:style-name="T15">, como vemos a seguir:</text:span></text:p>
      <text:p text:style-name="P7"><text:span text:style-name="T15"/></text:p>
      <text:h text:style-name="Heading_20_2" text:outline-level="2"><text:soft-page-break/>Spring WebFlux</text:h>
      <text:p text:style-name="P9">O Spring WebFlux é o módulo do Spring Framework projetado para criar aplicações reativas. Ele oferece suporte a dois modelos de programação:</text:p>
      <text:list xml:id="list455902168" text:style-name="L2">
        <text:list-item>
          <text:p text:style-name="P8"><text:span text:style-name="Strong_20_Emphasis"><text:span text:style-name="T16">Anotação (</text:span></text:span><text:span text:style-name="Strong_20_Emphasis"><text:span text:style-name="Emphasis"><text:span text:style-name="T16">Annotation-based</text:span></text:span></text:span><text:span text:style-name="Strong_20_Emphasis"><text:span text:style-name="T16">):</text:span></text:span><text:span text:style-name="T15"> similar ao modelo tradicional do Spring MVC, usando anotações como </text:span><text:span text:style-name="Source_20_Text"><text:span text:style-name="T20">@Controller</text:span></text:span><text:span text:style-name="T21">, </text:span><text:span text:style-name="Source_20_Text"><text:span text:style-name="T20">@RestController</text:span></text:span><text:span text:style-name="T21"> e </text:span><text:span text:style-name="Source_20_Text"><text:span text:style-name="T20">@RequestMapping</text:span></text:span><text:span text:style-name="T21">.</text:span></text:p>
        </text:list-item>
        <text:list-item>
          <text:p text:style-name="P8"><text:span text:style-name="Strong_20_Emphasis"><text:span text:style-name="T16">Funcional (</text:span></text:span><text:span text:style-name="Strong_20_Emphasis"><text:span text:style-name="Emphasis"><text:span text:style-name="T16">Functional</text:span></text:span></text:span><text:span text:style-name="Strong_20_Emphasis"><text:span text:style-name="T16">):</text:span></text:span><text:span text:style-name="T15"> usando handlers e routers, em que os endpoints são definidos de forma programática.</text:span></text:p>
        </text:list-item>
      </text:list>
      <text:h text:style-name="Heading_20_2" text:outline-level="2" text:is-list-header="true">Reactor</text:h>
      <text:p text:style-name="P7"><text:span text:style-name="T15">O Reactor é uma biblioteca reativa baseada no padrão </text:span><text:span text:style-name="Emphasis"><text:span text:style-name="T16">Reactive Streams</text:span></text:span><text:span text:style-name="T15">, que serve como base para o Spring WebFlux. Ela fornece dois tipos principais de publicadores:</text:span></text:p>
      <text:list xml:id="list3250851291" text:style-name="L3">
        <text:list-item>
          <text:p text:style-name="P17"><text:span text:style-name="Strong_20_Emphasis"><text:span text:style-name="T16">Mono:</text:span></text:span><text:span text:style-name="T15"> representa um único valor assíncrono ou vazio.</text:span></text:p>
        </text:list-item>
        <text:list-item>
          <text:p text:style-name="P18"><text:span text:style-name="Strong_20_Emphasis"><text:span text:style-name="T16">Flux:</text:span></text:span><text:span text:style-name="T15"> representa uma sequência de 0 a N valores assíncronos.</text:span></text:p>
        </text:list-item>
      </text:list>
      <text:h text:style-name="Heading_20_2" text:outline-level="2" text:is-list-header="true">Controladores reativos</text:h>
      <text:p text:style-name="P9">No Spring WebFlux, você pode definir controladores usando anotações, assim como no Spring MVC, mas retornando os tipos Mono e Flux, citados anteriormente.</text:p>
      <text:h text:style-name="Heading_20_2" text:outline-level="2">WebClient</text:h>
      <text:p text:style-name="P7"><text:span text:style-name="T15">O WebClient é uma alternativa reativa ao </text:span><text:span text:style-name="Emphasis"><text:span text:style-name="T16">RestTemplate</text:span></text:span><text:span text:style-name="T15"> e é usado para fazer chamadas HTTP assíncronas.</text:span></text:p>
      <text:h text:style-name="Heading_20_2" text:outline-level="2">Data access com Spring Data R2DBC e Spring Data MongoDB</text:h>
      <text:p text:style-name="P7"><text:span text:style-name="T15">Para acesso reativo a bancos de dados, o Spring oferece suporte através de projetos como o </text:span><text:span text:style-name="Strong_20_Emphasis"><text:span text:style-name="T16">Spring Data R2DBC</text:span></text:span><text:span text:style-name="T15">, para bancos de dados relacionais, e </text:span><text:span text:style-name="Strong_20_Emphasis"><text:span text:style-name="T16">Spring Data MongoDB</text:span></text:span><text:span text:style-name="T15">, para MongoDB, proporcionando repositórios reativos.</text:span></text:p>
      <text:h text:style-name="Heading_20_2" text:outline-level="2">Suporte a SSE (Server-Sent Events) e WebSockets</text:h>
      <text:p text:style-name="P9">O Spring WebFlux facilita a criação de aplicações que usam SSE e WebSockets para comunicação bidirecional e em tempo real.</text:p>
      <text:h text:style-name="Heading_20_2" text:outline-level="2">Testes Reativos</text:h>
      <text:p text:style-name="P7"><text:span text:style-name="T15">Para testes, o Spring fornece suporte para testar fluxos reativos com </text:span><text:span text:style-name="Emphasis"><text:span text:style-name="T16">WebTestClient</text:span></text:span><text:span text:style-name="T15"> e </text:span><text:span text:style-name="Emphasis"><text:span text:style-name="T16">StepVerifier</text:span></text:span><text:span text:style-name="T15">.</text:span></text:p>
      <text:h text:style-name="Heading_20_2" text:outline-level="2" text:is-list-header="true"><text:soft-page-break/>Diferenças entre Tomcat e Netty</text:h>
      <text:p text:style-name="Text_20_body"/>
      <text:p text:style-name="P28">Ao iniciar a aplicação, foi possível perceber que, em vez de visualizarmos o conhecido log: "Tomcat started on port 8080 (http)", ao incluir a dependência do Spring Reactive Web passou a aparecer o log "Netty started on port 8080 (http)". Mas afinal o que é o Netty e qual a sua diferença para o Tomcat?</text:p>
      <text:p text:style-name="P28">Tomcat e Netty são servidores de aplicação usados para lidar com requisições e respostas HTTP, mas eles são projetados com diferentes filosofias e objetivos. Leia abaixo as diferenças em detalhes.</text:p>
      <text:h text:style-name="P1" text:outline-level="2">Apache Tomcat</text:h>
      <text:p text:style-name="P31"><text:span text:style-name="Strong_20_Emphasis"><text:span text:style-name="T42">1. Arquitetura e modelo de threads</text:span></text:span></text:p>
      <text:list xml:id="list4192458377" text:style-name="L4">
        <text:list-item>
          <text:p text:style-name="P32"><text:span text:style-name="Strong_20_Emphasis"><text:span text:style-name="T42">Modelo baseado em threads:</text:span></text:span><text:span text:style-name="T42"> Tomcat usa um modelo baseado em threads em que cada requisição é tratada por uma thread separada. Isto pode levar a problemas de escalabilidade quando há um grande número de requisições simultâneas, já que o gerenciamento de threads pode se tornar custoso.</text:span></text:p>
        </text:list-item>
        <text:list-item>
          <text:p text:style-name="P32"><text:span text:style-name="Strong_20_Emphasis"><text:span text:style-name="T42">Bloqueio I/O:</text:span></text:span><text:span text:style-name="T42"> Tomcat tradicionalmente utiliza I/O bloqueante, em que cada operação de I/O (como leitura de dados do cliente) bloqueia a thread até que a operação seja concluída.</text:span></text:p>
        </text:list-item>
      </text:list>
      <text:p text:style-name="P31"><text:span text:style-name="Strong_20_Emphasis"><text:span text:style-name="T42">2. Compatibilidade</text:span></text:span></text:p>
      <text:list xml:id="list3463295086" text:style-name="L5">
        <text:list-item>
          <text:p text:style-name="P33"><text:span text:style-name="Strong_20_Emphasis"><text:span text:style-name="T42">Java EE (Jakarta EE):</text:span></text:span><text:span text:style-name="T42"> Tomcat é um servidor de container de servlet que suporta especificações Java EE (agora Jakarta EE), como Servlets, JSP e WebSockets. Ele é amplamente usado para hospedar aplicações Java tradicionais.</text:span></text:p>
        </text:list-item>
        <text:list-item>
          <text:p text:style-name="P33"><text:span text:style-name="Strong_20_Emphasis"><text:span text:style-name="T42">Frameworks Suportados:</text:span></text:span><text:span text:style-name="T42"> Ele é frequentemente usado com frameworks como Spring MVC.</text:span></text:p>
        </text:list-item>
      </text:list>
      <text:p text:style-name="P31"><text:span text:style-name="Strong_20_Emphasis"><text:span text:style-name="T42">3. Configuração e uso</text:span></text:span></text:p>
      <text:list xml:id="list99632243" text:style-name="L6">
        <text:list-item>
          <text:p text:style-name="P34"><text:soft-page-break/><text:span text:style-name="Strong_20_Emphasis"><text:span text:style-name="T42">Facilidade de uso:</text:span></text:span><text:span text:style-name="T42"> Tomcat é conhecido por sua facilidade de configuração e uso, especialmente para desenvolvedores Java, graças à sua instalação descomplicada, integração nativa com o ecossistema Java e interface intuitiva para gerenciamento de aplicações.</text:span></text:p>
        </text:list-item>
        <text:list-item>
          <text:p text:style-name="P34"><text:span text:style-name="Strong_20_Emphasis"><text:span text:style-name="T42">Arquivos de configuração:</text:span></text:span><text:span text:style-name="T42"> Utiliza arquivos de configuração XML, como </text:span><text:span text:style-name="Source_20_Text"><text:span text:style-name="T43">server.xml</text:span></text:span><text:span text:style-name="T43"> e </text:span><text:span text:style-name="Source_20_Text"><text:span text:style-name="T43">web.xml</text:span></text:span><text:span text:style-name="T43">.</text:span></text:p>
        </text:list-item>
      </text:list>
      <text:h text:style-name="P1" text:outline-level="2" text:is-list-header="true">Netty</text:h>
      <text:p text:style-name="P31"><text:span text:style-name="Strong_20_Emphasis"><text:span text:style-name="T42">1. Arquitetura e modelo de threads</text:span></text:span></text:p>
      <text:list xml:id="list300727265" text:style-name="L7">
        <text:list-item>
          <text:p text:style-name="P35"><text:span text:style-name="Strong_20_Emphasis"><text:span text:style-name="T42">Modelo assíncrono e não bloqueante:</text:span></text:span><text:span text:style-name="T42"> Netty é um framework de rede assíncrono e não bloqueante, projetado para alta escalabilidade. Ele usa um modelo de I/O não bloqueante, em que operações de I/O não bloqueiam a thread que as executa, permitindo que a mesma thread gerencie múltiplas conexões simultâneas de forma eficiente.</text:span></text:p>
        </text:list-item>
        <text:list-item>
          <text:p text:style-name="P35"><text:span text:style-name="Strong_20_Emphasis"><text:span text:style-name="T42">Event loop:</text:span></text:span><text:span text:style-name="T42"> Utiliza um modelo de loop de eventos (event loop) em que um pequeno número de threads (geralmente igual ao número de núcleos da CPU) processa todas as conexões. Cada thread no event loop processa eventos de múltiplas conexões, melhorando a eficiência e a escalabilidade.</text:span></text:p>
        </text:list-item>
      </text:list>
      <text:p text:style-name="P31"><text:span text:style-name="Strong_20_Emphasis"><text:span text:style-name="T42">2. Flexibilidade e desempenho</text:span></text:span></text:p>
      <text:list xml:id="list2955411321" text:style-name="L8">
        <text:list-item>
          <text:p text:style-name="P36"><text:span text:style-name="Strong_20_Emphasis"><text:span text:style-name="T42">Desempenho alto:</text:span></text:span><text:span text:style-name="T42"> Netty é projetado para ser altamente performático e eficiente em termos de recursos, sendo adequado para aplicações que requerem alta taxa de transferência e baixa latência.</text:span></text:p>
        </text:list-item>
        <text:list-item>
          <text:p text:style-name="P36"><text:span text:style-name="Strong_20_Emphasis"><text:span text:style-name="T42">Protocolos de rede:</text:span></text:span><text:span text:style-name="T42"> Suporta uma ampla gama de protocolos de rede além de HTTP, como TCP, UDP, WebSocket etc.</text:span></text:p>
        </text:list-item>
      </text:list>
      <text:p text:style-name="P31"><text:span text:style-name="Strong_20_Emphasis"><text:span text:style-name="T42">3. Compatibilidade</text:span></text:span></text:p>
      <text:list xml:id="list4071470695" text:style-name="L9">
        <text:list-item>
          <text:p text:style-name="P37"><text:span text:style-name="Strong_20_Emphasis"><text:span text:style-name="T42">Frameworks suportados:</text:span></text:span><text:span text:style-name="T42"> Netty não é limitado a Java EE e pode ser usado como base para frameworks reativos e não bloqueantes, como Spring WebFlux e Akka.</text:span></text:p>
        </text:list-item>
        <text:list-item>
          <text:p text:style-name="P37"><text:soft-page-break/><text:span text:style-name="Strong_20_Emphasis"><text:span text:style-name="T42">Aplicações personalizadas:</text:span></text:span><text:span text:style-name="T42"> Netty é altamente configurável e é ideal para a construção de servidores de aplicação personalizados e específicos, em que você tem controle sobre o pipeline de processamento de dados.</text:span></text:p>
        </text:list-item>
      </text:list>
      <text:p text:style-name="P31"><text:span text:style-name="Strong_20_Emphasis"><text:span text:style-name="T42">4. Complexidade</text:span></text:span></text:p>
      <text:list xml:id="list3880418906" text:style-name="L10">
        <text:list-item>
          <text:p text:style-name="P38"><text:span text:style-name="Strong_20_Emphasis"><text:span text:style-name="T42">Maior flexibilidade, maior complexidade:</text:span></text:span><text:span text:style-name="T42"> Devido à sua flexibilidade e poder, Netty pode ser mais complexo de configurar e usar em comparação com Tomcat. Requer um entendimento mais profundo de conceitos de programação assíncrona e de rede.</text:span></text:p>
        </text:list-item>
      </text:list>
      <text:h text:style-name="P1" text:outline-level="2" text:is-list-header="true">Resumindo</text:h>
      <text:p text:style-name="P28">Tomcat é ideal para aplicações Java EE tradicionais com uma abordagem de I/O bloqueante e um modelo de threads simples. É fácil de configurar e usar, mas pode enfrentar problemas de escalabilidade em situações de alta carga.</text:p>
      <text:p text:style-name="P28">Netty é melhor para aplicações que requerem alta escalabilidade e desempenho com um modelo de I/O não bloqueante e assíncrono. Apesar de ser mais complexo, é altamente flexível e eficiente, suportando uma variedade de protocolos de rede e casos de us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soft-page-break/>T<text:span text:style-name="T48">i</text:span>pos de interfaces de repositório</text:h>
      <text:p text:style-name="Text_20_body"/>
      <text:p text:style-name="P10">As interfaces de repositório do Spring fazem parte do Spring Data, um projeto que visa simplificar o acesso e a manipulação de dados persistidos em bancos de dados. O Spring Data oferece uma abordagem consistente e baseada em padrões para interagir com diferentes tipos de repositórios de dados, como bancos de dados relacionais, bancos de dados NoSQL e outros.</text:p>
      <text:p text:style-name="P11">Interfaces de repositório proporcionam uma maneira robusta e eficiente de lidar com operações de persistência de maneira síncrona ou reativa. A escolha da interface adequada depende das especificidades da sua aplicação, como o tipo de banco de dados usado e a necessidade de operações reativas.</text:p>
      <text:p text:style-name="P12">Listamos abaixo algumas das principais interfaces.</text:p>
      <text:h text:style-name="Heading_20_2" text:outline-level="2">CrudRepository</text:h>
      <text:p text:style-name="P13">CrudRepository é a interface mais básica do Spring Data e fornece métodos genéricos para operações CRUD (Create, Read, Update, Delete). É o ponto de partida para criar repositórios para qualquer entidade de domínio.</text:p>
      <text:h text:style-name="Heading_20_2" text:outline-level="2">Principais métodos</text:h>
      <text:list xml:id="list2868219799" text:style-name="L11">
        <text:list-item>
          <text:p text:style-name="P19"><text:span text:style-name="Source_20_Text"><text:span text:style-name="T20">save(S entity)</text:span></text:span><text:span text:style-name="T21">: Salva uma entidade.</text:span></text:p>
        </text:list-item>
        <text:list-item>
          <text:p text:style-name="P19"><text:span text:style-name="Source_20_Text"><text:span text:style-name="T20">saveAll(Iterable&lt;S&gt; entities)</text:span></text:span><text:span text:style-name="T21">: Salva múltiplas entidades.</text:span></text:p>
        </text:list-item>
        <text:list-item>
          <text:p text:style-name="P19"><text:span text:style-name="Source_20_Text"><text:span text:style-name="T20">findById(ID id)</text:span></text:span><text:span text:style-name="T21">: Encontra uma entidade pelo seu ID.</text:span></text:p>
        </text:list-item>
        <text:list-item>
          <text:p text:style-name="P19"><text:span text:style-name="Source_20_Text"><text:span text:style-name="T20">existsById(ID id)</text:span></text:span><text:span text:style-name="T21">: Verifica se uma entidade existe pelo seu ID.</text:span></text:p>
        </text:list-item>
        <text:list-item>
          <text:p text:style-name="P19"><text:span text:style-name="Source_20_Text"><text:span text:style-name="T20">findAll()</text:span></text:span><text:span text:style-name="T21">: Retorna todas as entidades.</text:span></text:p>
        </text:list-item>
        <text:list-item>
          <text:p text:style-name="P19"><text:span text:style-name="Source_20_Text"><text:span text:style-name="T20">findAllById(Iterable&lt;ID&gt; ids)</text:span></text:span><text:span text:style-name="T21">: Retorna todas as entidades com os IDs fornecidos.</text:span></text:p>
        </text:list-item>
        <text:list-item>
          <text:p text:style-name="P19"><text:span text:style-name="Source_20_Text"><text:span text:style-name="T20">count()</text:span></text:span><text:span text:style-name="T21">: Retorna o número de entidades.</text:span></text:p>
        </text:list-item>
        <text:list-item>
          <text:p text:style-name="P19"><text:span text:style-name="Source_20_Text"><text:span text:style-name="T20">deleteById(ID id)</text:span></text:span><text:span text:style-name="T21">: Deleta uma entidade pelo seu ID.</text:span></text:p>
        </text:list-item>
        <text:list-item>
          <text:p text:style-name="P19"><text:span text:style-name="Source_20_Text"><text:span text:style-name="T20">delete(T entity)</text:span></text:span><text:span text:style-name="T21">: Deleta uma entidade.</text:span></text:p>
        </text:list-item>
        <text:list-item>
          <text:p text:style-name="P19"><text:span text:style-name="Source_20_Text"><text:span text:style-name="T20">deleteAll(Iterable&lt;? extends T&gt; entities)</text:span></text:span><text:span text:style-name="T21">: Deleta múltiplas entidades.</text:span></text:p>
        </text:list-item>
        <text:list-item>
          <text:p text:style-name="P20"><text:span text:style-name="Source_20_Text"><text:span text:style-name="T20">deleteAll()</text:span></text:span><text:span text:style-name="T21">: Deleta todas as entidades.</text:span></text:p>
        </text:list-item>
      </text:list>
      <text:p text:style-name="Text_20_body"><text:span text:style-name="T44"><text:line-break/></text:span><text:span text:style-name="Source_20_Text"><text:span text:style-name="T25">public</text:span></text:span><text:span text:style-name="Source_20_Text"><text:span text:style-name="T26"> </text:span></text:span><text:span text:style-name="Source_20_Text"><text:span text:style-name="T25">interface</text:span></text:span><text:span text:style-name="Source_20_Text"><text:span text:style-name="T26"> </text:span></text:span><text:span text:style-name="Source_20_Text"><text:span text:style-name="T25">UserRepository</text:span></text:span><text:span text:style-name="Source_20_Text"><text:span text:style-name="T26"> </text:span></text:span><text:span text:style-name="Source_20_Text"><text:span text:style-name="T25">extends</text:span></text:span><text:span text:style-name="Source_20_Text"><text:span text:style-name="T26"> </text:span></text:span><text:span text:style-name="Source_20_Text"><text:span text:style-name="T25">CrudRepository</text:span></text:span><text:span text:style-name="Source_20_Text"><text:span text:style-name="T26">&lt;User, Long&gt; {</text:span></text:span><text:span text:style-name="Source_20_Text"><text:span text:style-name="T27">}</text:span></text:span></text:p>
      <text:p text:style-name="P30"><text:span text:style-name="Source_20_Text"><text:span text:style-name="T35"/></text:span></text:p>
      <text:h text:style-name="Heading_20_2" text:outline-level="2"><text:soft-page-break/><text:span text:style-name="Source_20_Text">ReactiveCrudRepository</text:span></text:h>
      <text:p text:style-name="Text_20_body"><text:span text:style-name="Source_20_Text"/></text:p>
      <text:p text:style-name="P14">ReactiveCrudRepository é parte do Spring Data Reactive, proporcionando operações CRUD de maneira reativa. É especialmente útil para aplicações que precisam de alta escalabilidade e baixa latência.</text:p>
      <text:h text:style-name="Heading_20_2" text:outline-level="2">Principais métodos</text:h>
      <text:p text:style-name="Text_20_body"/>
      <text:list xml:id="list234698308" text:style-name="L12">
        <text:list-item>
          <text:p text:style-name="P21"><text:span text:style-name="Source_20_Text"><text:span text:style-name="T20">Mono&lt;S&gt; save(S entity)</text:span></text:span><text:span text:style-name="T21">: Salva uma entidade.</text:span></text:p>
        </text:list-item>
        <text:list-item>
          <text:p text:style-name="P21"><text:span text:style-name="Source_20_Text"><text:span text:style-name="T20">Flux&lt;S&gt; saveAll(Iterable&lt;S&gt; entities)</text:span></text:span><text:span text:style-name="T21">: Salva múltiplas entidades.</text:span></text:p>
        </text:list-item>
        <text:list-item>
          <text:p text:style-name="P21"><text:span text:style-name="Source_20_Text"><text:span text:style-name="T20">Mono&lt;T&gt; findById(ID id)</text:span></text:span><text:span text:style-name="T21">: Encontra uma entidade pelo seu ID.</text:span></text:p>
        </text:list-item>
        <text:list-item>
          <text:p text:style-name="P21"><text:span text:style-name="Source_20_Text"><text:span text:style-name="T20">Mono&lt;Boolean&gt; existsById(ID id)</text:span></text:span><text:span text:style-name="T21">: Verifica se uma entidade existe pelo seu ID.</text:span></text:p>
        </text:list-item>
        <text:list-item>
          <text:p text:style-name="P21"><text:span text:style-name="Source_20_Text"><text:span text:style-name="T20">Flux&lt;T&gt; findAll()</text:span></text:span><text:span text:style-name="T21">: Retorna todas as entidades.</text:span></text:p>
        </text:list-item>
        <text:list-item>
          <text:p text:style-name="P21"><text:span text:style-name="Source_20_Text"><text:span text:style-name="T20">Flux&lt;T&gt; findAllById(Iterable&lt;ID&gt; ids)</text:span></text:span><text:span text:style-name="T21">: Retorna todas as entidades com os IDs fornecidos.</text:span></text:p>
        </text:list-item>
        <text:list-item>
          <text:p text:style-name="P21"><text:span text:style-name="Source_20_Text"><text:span text:style-name="T20">Mono&lt;Long&gt; count()</text:span></text:span><text:span text:style-name="T21">: Retorna o número de entidades.</text:span></text:p>
        </text:list-item>
        <text:list-item>
          <text:p text:style-name="P21"><text:span text:style-name="Source_20_Text"><text:span text:style-name="T20">Mono&lt;Void&gt; deleteById(ID id)</text:span></text:span><text:span text:style-name="T21">: Deleta uma entidade pelo seu ID.</text:span></text:p>
        </text:list-item>
        <text:list-item>
          <text:p text:style-name="P21"><text:span text:style-name="Source_20_Text"><text:span text:style-name="T20">Mono&lt;Void&gt; delete(T entity)</text:span></text:span><text:span text:style-name="T21">: Deleta uma entidade.</text:span></text:p>
        </text:list-item>
        <text:list-item>
          <text:p text:style-name="P21"><text:span text:style-name="Source_20_Text"><text:span text:style-name="T20">Mono&lt;Void&gt; deleteAll(Iterable&lt;? extends T&gt; entities)</text:span></text:span><text:span text:style-name="T21">: Deleta múltiplas entidades.</text:span></text:p>
        </text:list-item>
        <text:list-item>
          <text:p text:style-name="P22"><text:span text:style-name="Source_20_Text"><text:span text:style-name="T20">Mono&lt;Void&gt; deleteAll()</text:span></text:span><text:span text:style-name="T21">: Deleta todas as entidades.</text:span></text:p>
        </text:list-item>
      </text:list>
      <text:p text:style-name="P30"><text:span text:style-name="Source_20_Text"><text:span text:style-name="T23"/></text:span></text:p>
      <text:p text:style-name="P4"><text:span text:style-name="T62">i</text:span><text:span text:style-name="T63">mport </text:span><text:span text:style-name="T1">org.springframework.data.repository.reactive.ReactiveCrudRepository</text:span><text:span text:style-name="T55">;</text:span><text:line-break/><text:span text:style-name="T63">import </text:span><text:span text:style-name="T1">reactor.core.publisher.Flux</text:span><text:span text:style-name="T55">;</text:span><text:line-break/><text:line-break/><text:span text:style-name="T56"> <text:s text:c="3"/></text:span><text:span text:style-name="T64">public interface </text:span><text:span text:style-name="T74">UserRepository </text:span><text:span text:style-name="T64">extends </text:span><text:span text:style-name="T56">ReactiveCrudRepository&lt;User, </text:span><text:span text:style-name="T74">Long</text:span><text:span text:style-name="T56">&gt; {</text:span><text:span text:style-name="T73"><text:line-break/></text:span><text:span text:style-name="T56"> <text:s text:c="7"/></text:span><text:span text:style-name="T74">Flux</text:span><text:span text:style-name="T56">&lt;User&gt; </text:span><text:span text:style-name="T70">findByLastName</text:span><text:span text:style-name="T56">(</text:span><text:span text:style-name="T74">String lastName</text:span><text:span text:style-name="T56">);</text:span><text:span text:style-name="T73"><text:line-break/></text:span><text:span text:style-name="T56"> <text:s text:c="3"/>}</text:span><text:span text:style-name="T73"><text:line-break/></text:span><text:span text:style-name="T56">}</text:span></text:p>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PagingAndSortingRepository</text:h>
      <text:h text:style-name="P2" text:outline-level="2"/>
      <text:p text:style-name="P11">PagingAndSortingRepository estende CrudRepository e adiciona funcionalidades para paginação e ordenação, sendo muito útil quando é preciso lidar com grandes conjuntos de dados.</text:p>
      <text:h text:style-name="Heading_20_2" text:outline-level="2">Principais métodos</text:h>
      <text:list xml:id="list2288440455" text:style-name="L13">
        <text:list-item>
          <text:p text:style-name="P23"><text:span text:style-name="Source_20_Text"><text:span text:style-name="T20">Iterable&lt;T&gt; findAll(Sort sort)</text:span></text:span><text:span text:style-name="T21">: Retorna todas as entidades ordenadas.</text:span></text:p>
        </text:list-item>
        <text:list-item>
          <text:p text:style-name="P24"><text:span text:style-name="Source_20_Text"><text:span text:style-name="T20">Page&lt;T&gt; findAll(Pageable pageable)</text:span></text:span><text:span text:style-name="T21">: Retorna uma página de entidades.</text:span></text:p>
        </text:list-item>
      </text:list>
      <text:p text:style-name="Text_20_body"><text:span text:style-name="T44"><text:line-break/></text:span><text:span text:style-name="T57">import </text:span><text:span text:style-name="T45">org.springframework.data.repository.PagingAndSortingRepository</text:span><text:span text:style-name="T50">;</text:span><text:line-break/><text:span text:style-name="T57">import </text:span><text:span text:style-name="T45">org.springframework.data.domain.Page</text:span><text:span text:style-name="T50">;</text:span><text:line-break/><text:span text:style-name="T57">import </text:span><text:span text:style-name="T45">org.springframework.data.domain.Pageable</text:span><text:span text:style-name="T50">;</text:span><text:line-break/><text:line-break/><text:span text:style-name="T58">public interface </text:span><text:span text:style-name="T46">UserRepository </text:span><text:span text:style-name="T58">extends </text:span><text:span text:style-name="T51">PagingAndSortingRepository&lt;User, </text:span><text:span text:style-name="T46">Long</text:span><text:span text:style-name="T51">&gt; {</text:span><text:span text:style-name="T75"><text:line-break/></text:span><text:span text:style-name="T51"> <text:s text:c="7"/>Page&lt;User&gt; </text:span><text:span text:style-name="T66">findByLastName</text:span><text:span text:style-name="T51">(</text:span><text:span text:style-name="T46">String lastName</text:span><text:span text:style-name="T51">, Pageable </text:span><text:span text:style-name="T46">pageable</text:span><text:span text:style-name="T51">);</text:span><text:span text:style-name="T75"><text:line-break/></text:span><text:span text:style-name="T51"> <text:s text:c="3"/>}</text:span></text:p>
      <text:h text:style-name="Heading_20_2" text:outline-level="2">JpaRepository</text:h>
      <text:p text:style-name="Text_20_body"/>
      <text:p text:style-name="P11">JpaRepository estende PagingAndSortingRepository e adiciona métodos específicos do JPA, fornecendo uma interface mais rica para interagir com bancos de dados relacionais usando JPA.</text:p>
      <text:h text:style-name="Heading_20_2" text:outline-level="2">Principais métodos</text:h>
      <text:list xml:id="list2464810849" text:style-name="L14">
        <text:list-item>
          <text:p text:style-name="P25"><text:span text:style-name="Source_20_Text"><text:span text:style-name="T20">void flush()</text:span></text:span><text:span text:style-name="T21">: Sincroniza o contexto de persistência com o banco de dados.</text:span></text:p>
        </text:list-item>
        <text:list-item>
          <text:p text:style-name="P25"><text:span text:style-name="Source_20_Text"><text:span text:style-name="T20">&lt;S extends T&gt; List&lt;S&gt; saveAllAndFlush(Iterable&lt;S&gt; entities)</text:span></text:span><text:span text:style-name="T21">: Salva todas as entidades e sincroniza.</text:span></text:p>
        </text:list-item>
        <text:list-item>
          <text:p text:style-name="P25"><text:span text:style-name="Source_20_Text"><text:span text:style-name="T20">void deleteAllInBatch(Iterable&lt;T&gt; entities)</text:span></text:span><text:span text:style-name="T21">: Deleta todas as entidades em batch.</text:span></text:p>
        </text:list-item>
        <text:list-item>
          <text:p text:style-name="P25"><text:span text:style-name="Source_20_Text"><text:span text:style-name="T20">void deleteAllByIdInBatch(Iterable&lt;ID&gt; ids)</text:span></text:span><text:span text:style-name="T21">: Deleta todas as entidades com os IDs fornecidos em batch.</text:span></text:p>
        </text:list-item>
        <text:list-item>
          <text:p text:style-name="P25"><text:span text:style-name="Source_20_Text"><text:span text:style-name="T20">List&lt;T&gt; findAll()</text:span></text:span><text:span text:style-name="T21">: Retorna todas as entidades.</text:span></text:p>
        </text:list-item>
        <text:list-item>
          <text:p text:style-name="P25"><text:span text:style-name="Source_20_Text"><text:span text:style-name="T20">List&lt;T&gt; findAll(Sort sort)</text:span></text:span><text:span text:style-name="T21">: Retorna todas as entidades ordenadas.</text:span></text:p>
        </text:list-item>
        <text:list-item>
          <text:p text:style-name="P26"><text:span text:style-name="Source_20_Text"><text:span text:style-name="T20">List&lt;T&gt; findAllById(Iterable&lt;ID&gt; ids)</text:span></text:span><text:span text:style-name="T21">: Retorna todas as entidades com os IDs fornecidos.</text:span></text:p>
        </text:list-item>
      </text:list>
      <text:p text:style-name="P39"><text:soft-page-break/><text:span text:style-name="T44"><text:line-break/></text:span><text:span text:style-name="T57">import </text:span><text:span text:style-name="T45">org.springframework.data.</text:span><text:span text:style-name="T50">jpa.repository.JpaRepository;</text:span><text:line-break/></text:p>
      <text:p text:style-name="P40"><text:span text:style-name="T59">public interface </text:span><text:span text:style-name="T47">UserRepository </text:span><text:span text:style-name="T59">extends </text:span><text:span text:style-name="T52">JpaRepository&lt;User, </text:span><text:span text:style-name="T47">Long</text:span><text:span text:style-name="T52">&gt; {</text:span><text:line-break/><text:span text:style-name="T52"> <text:s text:c="7"/>List&lt;User&gt; </text:span><text:span text:style-name="T67">findByFirstNameAndLastName</text:span><text:span text:style-name="T52">(</text:span><text:span text:style-name="T47">String firstName</text:span><text:span text:style-name="T52">, </text:span><text:span text:style-name="T47">String lastName</text:span><text:span text:style-name="T52">);</text:span><text:line-break/><text:span text:style-name="T52">}</text:span></text:p>
      <text:p text:style-name="P5"/>
      <text:p text:style-name="P5"/>
      <text:h text:style-name="Heading_20_2" text:outline-level="2">MongoRepository</text:h>
      <text:p text:style-name="Text_20_body"/>
      <text:p text:style-name="P11">MongoRepository é uma interface do Spring Data MongoDB que estende PagingAndSortingRepository e adiciona métodos específicos para interagir com MongoDB.</text:p>
      <text:h text:style-name="Heading_20_2" text:outline-level="2">Principais métodos</text:h>
      <text:p text:style-name="P11">Além dos métodos herdados de PagingAndSortingRepository e CrudRepository, MongoRepository não adiciona métodos novos diretamente, mas fornece suporte completo para operações MongoDB.</text:p>
      <text:p text:style-name="P5"/>
      <text:p text:style-name="P6"><text:span text:style-name="T57">import </text:span><text:span text:style-name="T71">org.springframework.data.</text:span><text:span text:style-name="T50">mongodb.repository.MongoRepository;</text:span><text:line-break/><text:line-break/><text:span text:style-name="T57">public interface </text:span><text:span text:style-name="T71">UserRepository </text:span><text:span text:style-name="T57">extends </text:span><text:span text:style-name="T50">MongoRepository&lt;User, </text:span><text:span text:style-name="T71">String</text:span><text:span text:style-name="T50">&gt; {</text:span><text:line-break/><text:span text:style-name="T50"> <text:s text:c="7"/>List&lt;User&gt; </text:span><text:span text:style-name="T65">findByLastName</text:span><text:span text:style-name="T50">(</text:span><text:span text:style-name="T71">String lastName</text:span><text:span text:style-name="T50">);</text:span><text:line-break/><text:span text:style-name="T50">}</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5:28:45.721068439</meta:creation-date>
    <dc:date>2025-03-17T17:11:13.142459079</dc:date>
    <meta:editing-duration>PT1H42M20S</meta:editing-duration>
    <meta:editing-cycles>17</meta:editing-cycles>
    <meta:generator>LibreOffice/7.3.7.2$Linux_X86_64 LibreOffice_project/30$Build-2</meta:generator>
    <meta:document-statistic meta:table-count="0" meta:image-count="0" meta:object-count="0" meta:page-count="9" meta:paragraph-count="114" meta:word-count="1722" meta:character-count="12074" meta:non-whitespace-character-count="10468"/>
  </office:meta>
</office:document-meta>
</file>